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8267" officeooo:paragraph-rsid="00188267"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88267"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self.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7338932067364321314"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211731462055"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212375755891"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2:11.606313337</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5" meta:non-whitespace-character-count="2152"/>
  </office:meta>
</office:document-meta>
</file>